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1" svg:font-family="'Computer Modern'"/>
    <style:font-face style:name="Euler1" svg:font-family="Euler"/>
    <style:font-face style:name="Computer Modern" svg:font-family="'Computer Modern'" style:font-pitch="variable"/>
    <style:font-face style:name="DejaVu Sans1" svg:font-family="'DejaVu Sans'" style:font-pitch="variable"/>
    <style:font-face style:name="Euler" svg:font-family="Euler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4cm" svg:stroke-color="#adade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solid" draw:fill-color="#d6d6f0"/>
    </style:style>
    <style:style style:name="gr4" style:family="graphic" style:parent-style-name="standard">
      <style:graphic-properties draw:stroke="solid" svg:stroke-width="0.021cm" svg:stroke-color="#adade0" draw:stroke-linejoin="miter" svg:stroke-linecap="butt" draw:fill="none" fo:padding-top="0.01cm" fo:padding-bottom="0.01cm" fo:padding-left="0.01cm" fo:padding-right="0.01cm"/>
    </style:style>
    <style:style style:name="gr5" style:family="graphic" style:parent-style-name="standard">
      <style:graphic-properties draw:stroke="solid" svg:stroke-width="0.021cm" svg:stroke-color="#d6d6f0" draw:stroke-linejoin="miter" svg:stroke-linecap="butt" draw:fill="none" fo:padding-top="0.01cm" fo:padding-bottom="0.01cm" fo:padding-left="0.01cm" fo:padding-right="0.01cm"/>
    </style:style>
    <style:style style:name="gr6" style:family="graphic" style:parent-style-name="standard">
      <style:graphic-properties draw:stroke="solid" svg:stroke-width="0.014cm" svg:stroke-color="#adade0" draw:stroke-linejoin="miter" svg:stroke-linecap="round" draw:fill="none" fo:padding-top="0.007cm" fo:padding-bottom="0.007cm" fo:padding-left="0.007cm" fo:padding-right="0.0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6d6f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adade0" loext:opacity="100%" style:font-name="Computer Modern1" fo:font-size="6pt" style:font-size-asian="6pt" style:font-name-complex="Computer Modern1" style:font-size-complex="6pt"/>
    </style:style>
    <style:style style:name="T2" style:family="text">
      <style:text-properties fo:color="#3333b2" loext:opacity="100%" style:font-name="Computer Modern1" fo:font-size="14.3999996185303pt" style:font-size-asian="14.3999996185303pt" style:font-name-complex="Computer Modern1" style:font-size-complex="14.3999996185303pt"/>
    </style:style>
    <style:style style:name="T3" style:family="text">
      <style:text-properties fo:color="#000000" loext:opacity="100%" style:font-name="Computer Modern1" fo:font-size="10.8999996185303pt" style:font-size-asian="10.8999996185303pt" style:font-name-complex="Computer Modern1" style:font-size-complex="10.8999996185303pt"/>
    </style:style>
    <style:style style:name="T4" style:family="text">
      <style:text-properties fo:color="#000000" loext:opacity="100%" style:font-name="Computer Modern1" fo:font-size="8pt" style:font-size-asian="8pt" style:font-name-complex="Computer Modern1" style:font-size-complex="8pt"/>
    </style:style>
    <style:style style:name="T5" style:family="text">
      <style:text-properties fo:color="#3333b2" loext:opacity="100%" style:font-name="Computer Modern1" fo:font-size="10.8999996185303pt" style:font-size-asian="10.8999996185303pt" style:font-name-complex="Computer Modern1" style:font-size-complex="10.8999996185303pt"/>
    </style:style>
    <style:style style:name="T6" style:family="text">
      <style:text-properties fo:color="#3333b2" loext:opacity="100%" style:font-name="Euler1" fo:font-size="10pt" style:font-size-asian="10pt" style:font-name-complex="Euler1" style:font-size-complex="10pt"/>
    </style:style>
    <style:style style:name="T7" style:family="text">
      <style:text-properties fo:color="#000000" loext:opacity="100%" style:font-name="Computer Modern1" fo:font-size="10pt" style:font-size-asian="10pt" style:font-name-complex="Computer Modern1" style:font-size-complex="10pt"/>
    </style:style>
    <style:style style:name="T8" style:family="text">
      <style:text-properties fo:color="#3333b2" loext:opacity="100%" style:font-name="Euler1" fo:font-size="10.8999996185303pt" style:font-size-asian="10.8999996185303pt" style:font-name-complex="Euler1" style:font-size-complex="10.8999996185303pt"/>
    </style:style>
    <style:style style:name="T9" style:family="text">
      <style:text-properties fo:color="#3333b2" loext:opacity="100%" style:font-name="Euler1" fo:font-size="6pt" style:font-size-asian="6pt" style:font-name-complex="Euler1" style:font-size-complex="6pt"/>
    </style:style>
    <style:style style:name="T10" style:family="text">
      <style:text-properties fo:color="#000000" loext:opacity="100%" style:font-name="Computer Modern1" fo:font-size="6pt" style:font-size-asian="6pt" style:font-name-complex="Computer Modern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1/1</text:span></text:p>
          </draw:text-box>
        </draw:frame>
        <draw:frame draw:style-name="gr8" draw:text-style-name="P6" draw:layer="layout" svg:width="8.325cm" svg:height="0.59cm" svg:x="3.057cm" svg:y="2.811cm">
          <draw:text-box>
            <text:p text:style-name="P4"><text:span text:style-name="T2">Virtualisation des infrastructures</text:span></text:p>
          </draw:text-box>
        </draw:frame>
        <draw:frame draw:style-name="gr9" draw:text-style-name="P7" draw:layer="layout" svg:width="3.266cm" svg:height="0.446cm" svg:x="5.048cm" svg:y="4.173cm">
          <draw:text-box>
            <text:p text:style-name="P4"><text:span text:style-name="T3">Pierre Engelstein</text:span></text:p>
          </draw:text-box>
        </draw:frame>
        <draw:frame draw:style-name="gr10" draw:text-style-name="P8" draw:layer="layout" svg:width="2.263cm" svg:height="0.327cm" svg:x="5.39cm" svg:y="5.137cm">
          <draw:text-box>
            <text:p text:style-name="P4"><text:span text:style-name="T4">Polytech Angers</text:span></text:p>
          </draw:text-box>
        </draw:frame>
        <draw:frame draw:style-name="gr9" draw:text-style-name="P7" draw:layer="layout" svg:width="3.266cm" svg:height="0.446cm" svg:x="5.056cm" svg:y="5.96cm">
          <draw:text-box>
            <text:p text:style-name="P4"><text:span text:style-name="T3">19 Octobre 20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2/1</text:span></text:p>
          </draw:text-box>
        </draw:frame>
        <draw:frame draw:style-name="gr8" draw:text-style-name="P6" draw:layer="layout" svg:width="3.08cm" svg:height="0.59cm" svg:x="0.3cm" svg:y="0.273cm">
          <draw:text-box>
            <text:p text:style-name="P4"><text:span text:style-name="T2">Introduction</text:span></text:p>
          </draw:text-box>
        </draw:frame>
        <draw:frame draw:style-name="gr9" draw:text-style-name="P7" draw:layer="layout" svg:width="13.392cm" svg:height="0.446cm" svg:x="1cm" svg:y="3.499cm">
          <draw:text-box>
            <text:p text:style-name="P4"><text:span text:style-name="T3">Evolution des architectures syst`emes et r´eseaux vers des solutions</text:span></text:p>
          </draw:text-box>
        </draw:frame>
        <draw:frame draw:style-name="gr9" draw:text-style-name="P7" draw:layer="layout" svg:width="2.326cm" svg:height="0.446cm" svg:x="1cm" svg:y="3.977cm">
          <draw:text-box>
            <text:p text:style-name="P4"><text:span text:style-name="T3">distribu´ees</text:span></text:p>
          </draw:text-box>
        </draw:frame>
        <draw:frame draw:style-name="gr9" draw:text-style-name="P7" draw:layer="layout" svg:width="13.265cm" svg:height="0.446cm" svg:x="1cm" svg:y="4.666cm">
          <draw:text-box>
            <text:p text:style-name="P4"><text:span text:style-name="T3">Gestion simplifi´ee des infrastructures (Implementation, duplication,</text:span></text:p>
          </draw:text-box>
        </draw:frame>
        <draw:frame draw:style-name="gr9" draw:text-style-name="P7" draw:layer="layout" svg:width="4.659cm" svg:height="0.446cm" svg:x="0.989cm" svg:y="5.144cm">
          <draw:text-box>
            <text:p text:style-name="P4"><text:span text:style-name="T3">´evolution, sauvegarde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3/1</text:span></text:p>
          </draw:text-box>
        </draw:frame>
        <draw:frame draw:style-name="gr8" draw:text-style-name="P6" draw:layer="layout" svg:width="2.597cm" svg:height="0.59cm" svg:x="0.3cm" svg:y="0.273cm">
          <draw:text-box>
            <text:p text:style-name="P4"><text:span text:style-name="T2">Sommaire</text:span></text:p>
          </draw:text-box>
        </draw:frame>
        <draw:frame draw:style-name="gr9" draw:text-style-name="P7" draw:layer="layout" svg:width="0.384cm" svg:height="0.446cm" svg:x="1.278cm" svg:y="3.04cm">
          <draw:text-box>
            <text:p text:style-name="P4"><text:span text:style-name="T5">1.</text:span></text:p>
          </draw:text-box>
        </draw:frame>
        <draw:frame draw:style-name="gr9" draw:text-style-name="P7" draw:layer="layout" svg:width="4.862cm" svg:height="0.446cm" svg:x="1.77cm" svg:y="3.04cm">
          <draw:text-box>
            <text:p text:style-name="P4"><text:span text:style-name="T3">Infrastructure g´en´erale</text:span></text:p>
          </draw:text-box>
        </draw:frame>
        <draw:frame draw:style-name="gr9" draw:text-style-name="P7" draw:layer="layout" svg:width="0.384cm" svg:height="0.446cm" svg:x="1.278cm" svg:y="3.567cm">
          <draw:text-box>
            <text:p text:style-name="P4"><text:span text:style-name="T5">2.</text:span></text:p>
          </draw:text-box>
        </draw:frame>
        <draw:frame draw:style-name="gr9" draw:text-style-name="P7" draw:layer="layout" svg:width="5.04cm" svg:height="0.446cm" svg:x="1.77cm" svg:y="3.567cm">
          <draw:text-box>
            <text:p text:style-name="P4"><text:span text:style-name="T3">Elements de virtualisation</text:span></text:p>
          </draw:text-box>
        </draw:frame>
        <draw:frame draw:style-name="gr11" draw:text-style-name="P9" draw:layer="layout" svg:width="0.35cm" svg:height="0.412cm" svg:x="2.074cm" svg:y="4.037cm">
          <draw:text-box>
            <text:p text:style-name="P4"><text:span text:style-name="T6">I</text:span></text:p>
          </draw:text-box>
        </draw:frame>
        <draw:frame draw:style-name="gr11" draw:text-style-name="P9" draw:layer="layout" svg:width="4.511cm" svg:height="0.412cm" svg:x="2.539cm" svg:y="4.09cm">
          <draw:text-box>
            <text:p text:style-name="P4"><text:span text:style-name="T7">Virtualisation de serveurs</text:span></text:p>
          </draw:text-box>
        </draw:frame>
        <draw:frame draw:style-name="gr11" draw:text-style-name="P9" draw:layer="layout" svg:width="0.35cm" svg:height="0.412cm" svg:x="2.074cm" svg:y="4.459cm">
          <draw:text-box>
            <text:p text:style-name="P4"><text:span text:style-name="T6">I</text:span></text:p>
          </draw:text-box>
        </draw:frame>
        <draw:frame draw:style-name="gr11" draw:text-style-name="P9" draw:layer="layout" svg:width="4.587cm" svg:height="0.412cm" svg:x="2.539cm" svg:y="4.512cm">
          <draw:text-box>
            <text:p text:style-name="P4"><text:span text:style-name="T7">Virtualisation de stockage</text:span></text:p>
          </draw:text-box>
        </draw:frame>
        <draw:frame draw:style-name="gr11" draw:text-style-name="P9" draw:layer="layout" svg:width="0.35cm" svg:height="0.412cm" svg:x="2.074cm" svg:y="4.881cm">
          <draw:text-box>
            <text:p text:style-name="P4"><text:span text:style-name="T6">I</text:span></text:p>
          </draw:text-box>
        </draw:frame>
        <draw:frame draw:style-name="gr11" draw:text-style-name="P9" draw:layer="layout" svg:width="4.578cm" svg:height="0.412cm" svg:x="2.539cm" svg:y="4.933cm">
          <draw:text-box>
            <text:p text:style-name="P4"><text:span text:style-name="T7">Virtualisation de r´eseaux</text:span></text:p>
          </draw:text-box>
        </draw:frame>
        <draw:frame draw:style-name="gr11" draw:text-style-name="P9" draw:layer="layout" svg:width="0.35cm" svg:height="0.412cm" svg:x="2.074cm" svg:y="5.303cm">
          <draw:text-box>
            <text:p text:style-name="P4"><text:span text:style-name="T6">I</text:span></text:p>
          </draw:text-box>
        </draw:frame>
        <draw:frame draw:style-name="gr11" draw:text-style-name="P9" draw:layer="layout" svg:width="4.155cm" svg:height="0.412cm" svg:x="2.539cm" svg:y="5.355cm">
          <draw:text-box>
            <text:p text:style-name="P4"><text:span text:style-name="T7">Virtualisation de postes</text:span></text:p>
          </draw:text-box>
        </draw:frame>
        <draw:frame draw:style-name="gr9" draw:text-style-name="P7" draw:layer="layout" svg:width="0.384cm" svg:height="0.446cm" svg:x="1.278cm" svg:y="5.908cm">
          <draw:text-box>
            <text:p text:style-name="P4"><text:span text:style-name="T5">3.</text:span></text:p>
          </draw:text-box>
        </draw:frame>
        <draw:frame draw:style-name="gr9" draw:text-style-name="P7" draw:layer="layout" svg:width="2.517cm" svg:height="0.446cm" svg:x="1.77cm" svg:y="5.908cm">
          <draw:text-box>
            <text:p text:style-name="P4"><text:span text:style-name="T3">Sauvegardes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4/1</text:span></text:p>
          </draw:text-box>
        </draw:frame>
        <draw:frame draw:style-name="gr8" draw:text-style-name="P6" draw:layer="layout" svg:width="6.399cm" svg:height="0.59cm" svg:x="0.3cm" svg:y="0.273cm">
          <draw:text-box>
            <text:p text:style-name="P4"><text:span text:style-name="T2">Infrastructure g´en´erale</text:span></text:p>
          </draw:text-box>
        </draw:frame>
        <draw:frame draw:style-name="gr9" draw:text-style-name="P7" draw:layer="layout" svg:width="1.619cm" svg:height="0.446cm" svg:x="1cm" svg:y="1.79cm">
          <draw:text-box>
            <text:p text:style-name="P4"><text:span text:style-name="T3">R´eseau</text:span></text:p>
          </draw:text-box>
        </draw:frame>
        <draw:frame draw:style-name="gr9" draw:text-style-name="P7" draw:layer="layout" svg:width="0.384cm" svg:height="0.446cm" svg:x="1.278cm" svg:y="2.329cm">
          <draw:text-box>
            <text:p text:style-name="P4"><text:span text:style-name="T8">I</text:span></text:p>
          </draw:text-box>
        </draw:frame>
        <draw:frame draw:style-name="gr9" draw:text-style-name="P7" draw:layer="layout" svg:width="1.712cm" svg:height="0.446cm" svg:x="1.77cm" svg:y="2.373cm">
          <draw:text-box>
            <text:p text:style-name="P4"><text:span text:style-name="T3">Parefeux</text:span></text:p>
          </draw:text-box>
        </draw:frame>
        <draw:frame draw:style-name="gr9" draw:text-style-name="P7" draw:layer="layout" svg:width="0.384cm" svg:height="0.446cm" svg:x="1.278cm" svg:y="2.913cm">
          <draw:text-box>
            <text:p text:style-name="P4"><text:span text:style-name="T8">I</text:span></text:p>
          </draw:text-box>
        </draw:frame>
        <draw:frame draw:style-name="gr9" draw:text-style-name="P7" draw:layer="layout" svg:width="1.742cm" svg:height="0.446cm" svg:x="1.77cm" svg:y="2.957cm">
          <draw:text-box>
            <text:p text:style-name="P4"><text:span text:style-name="T3">Routeurs</text:span></text:p>
          </draw:text-box>
        </draw:frame>
        <draw:frame draw:style-name="gr9" draw:text-style-name="P7" draw:layer="layout" svg:width="0.384cm" svg:height="0.446cm" svg:x="1.278cm" svg:y="3.496cm">
          <draw:text-box>
            <text:p text:style-name="P4"><text:span text:style-name="T8">I</text:span></text:p>
          </draw:text-box>
        </draw:frame>
        <draw:frame draw:style-name="gr9" draw:text-style-name="P7" draw:layer="layout" svg:width="3.397cm" svg:height="0.446cm" svg:x="1.77cm" svg:y="3.54cm">
          <draw:text-box>
            <text:p text:style-name="P4"><text:span text:style-name="T3">Network switches</text:span></text:p>
          </draw:text-box>
        </draw:frame>
        <draw:frame draw:style-name="gr9" draw:text-style-name="P7" draw:layer="layout" svg:width="2.529cm" svg:height="0.446cm" svg:x="1cm" svg:y="4.124cm">
          <draw:text-box>
            <text:p text:style-name="P4"><text:span text:style-name="T3">Hyperviseurs</text:span></text:p>
          </draw:text-box>
        </draw:frame>
        <draw:frame draw:style-name="gr9" draw:text-style-name="P7" draw:layer="layout" svg:width="0.384cm" svg:height="0.446cm" svg:x="1.278cm" svg:y="4.663cm">
          <draw:text-box>
            <text:p text:style-name="P4"><text:span text:style-name="T8">I</text:span></text:p>
          </draw:text-box>
        </draw:frame>
        <draw:frame draw:style-name="gr9" draw:text-style-name="P7" draw:layer="layout" svg:width="1.674cm" svg:height="0.446cm" svg:x="1.77cm" svg:y="4.707cm">
          <draw:text-box>
            <text:p text:style-name="P4"><text:span text:style-name="T3">VMware:</text:span></text:p>
          </draw:text-box>
        </draw:frame>
        <draw:frame draw:style-name="gr9" draw:text-style-name="P7" draw:layer="layout" svg:width="4.358cm" svg:height="0.446cm" svg:x="3.37cm" svg:y="4.707cm">
          <draw:text-box>
            <text:p text:style-name="P4"><text:span text:style-name="T3">infrastructure vSphere</text:span></text:p>
          </draw:text-box>
        </draw:frame>
        <draw:frame draw:style-name="gr9" draw:text-style-name="P7" draw:layer="layout" svg:width="0.384cm" svg:height="0.446cm" svg:x="1.278cm" svg:y="5.247cm">
          <draw:text-box>
            <text:p text:style-name="P4"><text:span text:style-name="T8">I</text:span></text:p>
          </draw:text-box>
        </draw:frame>
        <draw:frame draw:style-name="gr9" draw:text-style-name="P7" draw:layer="layout" svg:width="1.903cm" svg:height="0.446cm" svg:x="1.77cm" svg:y="5.291cm">
          <draw:text-box>
            <text:p text:style-name="P4"><text:span text:style-name="T3">Microsoft:</text:span></text:p>
          </draw:text-box>
        </draw:frame>
        <draw:frame draw:style-name="gr9" draw:text-style-name="P7" draw:layer="layout" svg:width="2.944cm" svg:height="0.446cm" svg:x="3.568cm" svg:y="5.291cm">
          <draw:text-box>
            <text:p text:style-name="P4"><text:span text:style-name="T3">Hyper-V Server</text:span></text:p>
          </draw:text-box>
        </draw:frame>
        <draw:frame draw:style-name="gr9" draw:text-style-name="P7" draw:layer="layout" svg:width="0.384cm" svg:height="0.446cm" svg:x="1.278cm" svg:y="5.83cm">
          <draw:text-box>
            <text:p text:style-name="P4"><text:span text:style-name="T8">I</text:span></text:p>
          </draw:text-box>
        </draw:frame>
        <draw:frame draw:style-name="gr9" draw:text-style-name="P7" draw:layer="layout" svg:width="1.175cm" svg:height="0.446cm" svg:x="1.77cm" svg:y="5.874cm">
          <draw:text-box>
            <text:p text:style-name="P4"><text:span text:style-name="T3">Linux:</text:span></text:p>
          </draw:text-box>
        </draw:frame>
        <draw:frame draw:style-name="gr9" draw:text-style-name="P7" draw:layer="layout" svg:width="2.233cm" svg:height="0.446cm" svg:x="2.923cm" svg:y="5.874cm">
          <draw:text-box>
            <text:p text:style-name="P4"><text:span text:style-name="T3">KVM et Xen</text:span></text:p>
          </draw:text-box>
        </draw:frame>
        <draw:frame draw:style-name="gr9" draw:text-style-name="P7" draw:layer="layout" svg:width="2.948cm" svg:height="0.446cm" svg:x="1cm" svg:y="6.457cm">
          <draw:text-box>
            <text:p text:style-name="P4"><text:span text:style-name="T3">Clients l´egers:</text:span></text:p>
          </draw:text-box>
        </draw:frame>
        <draw:frame draw:style-name="gr9" draw:text-style-name="P7" draw:layer="layout" svg:width="2.216cm" svg:height="0.446cm" svg:x="3.398cm" svg:y="6.457cm">
          <draw:text-box>
            <text:p text:style-name="P4"><text:span text:style-name="T3">VDI (Virtual</text:span></text:p>
          </draw:text-box>
        </draw:frame>
        <draw:frame draw:style-name="gr9" draw:text-style-name="P7" draw:layer="layout" svg:width="4.358cm" svg:height="0.446cm" svg:x="5.54cm" svg:y="6.457cm">
          <draw:text-box>
            <text:p text:style-name="P4"><text:span text:style-name="T3">Desktop Infrastucture)</text:span></text:p>
          </draw:text-box>
        </draw:frame>
        <draw:frame draw:style-name="gr9" draw:text-style-name="P7" draw:layer="layout" svg:width="0.384cm" svg:height="0.446cm" svg:x="1.278cm" svg:y="6.997cm">
          <draw:text-box>
            <text:p text:style-name="P4"><text:span text:style-name="T8">I</text:span></text:p>
          </draw:text-box>
        </draw:frame>
        <draw:frame draw:style-name="gr9" draw:text-style-name="P7" draw:layer="layout" svg:width="3.139cm" svg:height="0.446cm" svg:x="1.77cm" svg:y="7.041cm">
          <draw:text-box>
            <text:p text:style-name="P4"><text:span text:style-name="T3">VMware Horizon</text:span></text:p>
          </draw:text-box>
        </draw:frame>
        <draw:frame draw:style-name="gr9" draw:text-style-name="P7" draw:layer="layout" svg:width="0.384cm" svg:height="0.446cm" svg:x="1.278cm" svg:y="7.58cm">
          <draw:text-box>
            <text:p text:style-name="P4"><text:span text:style-name="T8">I</text:span></text:p>
          </draw:text-box>
        </draw:frame>
        <draw:frame draw:style-name="gr9" draw:text-style-name="P7" draw:layer="layout" svg:width="3.274cm" svg:height="0.446cm" svg:x="1.77cm" svg:y="7.624cm">
          <draw:text-box>
            <text:p text:style-name="P4"><text:span text:style-name="T3">Citrix Workspac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5/1</text:span></text:p>
          </draw:text-box>
        </draw:frame>
        <draw:frame draw:style-name="gr8" draw:text-style-name="P6" draw:layer="layout" svg:width="6.513cm" svg:height="0.59cm" svg:x="0.3cm" svg:y="0.273cm">
          <draw:text-box>
            <text:p text:style-name="P4"><text:span text:style-name="T2">Virtualisation de serveurs</text:span></text:p>
          </draw:text-box>
        </draw:frame>
        <draw:line draw:style-name="gr12" draw:text-style-name="P2" draw:layer="layout" svg:x1="6.451cm" svg:y1="3.796cm" svg:x2="6.567cm" svg:y2="3.796cm">
          <text:p/>
        </draw:line>
        <draw:frame draw:style-name="gr9" draw:text-style-name="P7" draw:layer="layout" svg:width="7.376cm" svg:height="0.446cm" svg:x="1cm" svg:y="3.446cm">
          <draw:text-box>
            <text:p text:style-name="P4"><text:span text:style-name="T3">Technologies de virtualisation x86 64:</text:span></text:p>
          </draw:text-box>
        </draw:frame>
        <draw:frame draw:style-name="gr9" draw:text-style-name="P7" draw:layer="layout" svg:width="5.34cm" svg:height="0.446cm" svg:x="7.23cm" svg:y="3.446cm">
          <draw:text-box>
            <text:p text:style-name="P4"><text:span text:style-name="T3">extensions des processeurs</text:span></text:p>
          </draw:text-box>
        </draw:frame>
        <draw:frame draw:style-name="gr9" draw:text-style-name="P7" draw:layer="layout" svg:width="12.655cm" svg:height="0.446cm" svg:x="1cm" svg:y="4.346cm">
          <draw:text-box>
            <text:p text:style-name="P4"><text:span text:style-name="T3">Optimisation des ressources materielles (CPU, m´emoire, disque)</text:span></text:p>
          </draw:text-box>
        </draw:frame>
        <draw:frame draw:style-name="gr9" draw:text-style-name="P7" draw:layer="layout" svg:width="5.395cm" svg:height="0.446cm" svg:x="1cm" svg:y="5.246cm">
          <draw:text-box>
            <text:p text:style-name="P4"><text:span text:style-name="T3">Infrastructures en grappes :</text:span></text:p>
          </draw:text-box>
        </draw:frame>
        <draw:frame draw:style-name="gr9" draw:text-style-name="P7" draw:layer="layout" svg:width="3.774cm" svg:height="0.446cm" svg:x="5.584cm" svg:y="5.246cm">
          <draw:text-box>
            <text:p text:style-name="P4"><text:span text:style-name="T3">haute disponibilit´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6/1</text:span></text:p>
          </draw:text-box>
        </draw:frame>
        <draw:frame draw:style-name="gr8" draw:text-style-name="P6" draw:layer="layout" svg:width="6.61cm" svg:height="0.59cm" svg:x="0.3cm" svg:y="0.273cm">
          <draw:text-box>
            <text:p text:style-name="P4"><text:span text:style-name="T2">Virtualisation de stockage</text:span></text:p>
          </draw:text-box>
        </draw:frame>
        <draw:frame draw:style-name="gr9" draw:text-style-name="P7" draw:layer="layout" svg:width="11.174cm" svg:height="0.446cm" svg:x="1cm" svg:y="3.224cm">
          <draw:text-box>
            <text:p text:style-name="P4"><text:span text:style-name="T3">M´ethode de pr´esentation de stockage aux hyperviseurs</text:span></text:p>
          </draw:text-box>
        </draw:frame>
        <draw:frame draw:style-name="gr9" draw:text-style-name="P7" draw:layer="layout" svg:width="0.384cm" svg:height="0.446cm" svg:x="1.278cm" svg:y="3.763cm">
          <draw:text-box>
            <text:p text:style-name="P4"><text:span text:style-name="T8">I</text:span></text:p>
          </draw:text-box>
        </draw:frame>
        <draw:frame draw:style-name="gr9" draw:text-style-name="P7" draw:layer="layout" svg:width="5.311cm" svg:height="0.446cm" svg:x="1.77cm" svg:y="3.807cm">
          <draw:text-box>
            <text:p text:style-name="P4"><text:span text:style-name="T3">SAN: Storage Area Network</text:span></text:p>
          </draw:text-box>
        </draw:frame>
        <draw:frame draw:style-name="gr9" draw:text-style-name="P7" draw:layer="layout" svg:width="0.384cm" svg:height="0.446cm" svg:x="1.278cm" svg:y="4.347cm">
          <draw:text-box>
            <text:p text:style-name="P4"><text:span text:style-name="T8">I</text:span></text:p>
          </draw:text-box>
        </draw:frame>
        <draw:frame draw:style-name="gr9" draw:text-style-name="P7" draw:layer="layout" svg:width="2.58cm" svg:height="0.446cm" svg:x="1.77cm" svg:y="4.391cm">
          <draw:text-box>
            <text:p text:style-name="P4"><text:span text:style-name="T3">VSAN: Virtual</text:span></text:p>
          </draw:text-box>
        </draw:frame>
        <draw:frame draw:style-name="gr9" draw:text-style-name="P7" draw:layer="layout" svg:width="0.798cm" svg:height="0.446cm" svg:x="4.227cm" svg:y="4.391cm">
          <draw:text-box>
            <text:p text:style-name="P4"><text:span text:style-name="T3">SAN</text:span></text:p>
          </draw:text-box>
        </draw:frame>
        <draw:frame draw:style-name="gr9" draw:text-style-name="P7" draw:layer="layout" svg:width="0.384cm" svg:height="0.446cm" svg:x="1.278cm" svg:y="4.93cm">
          <draw:text-box>
            <text:p text:style-name="P4"><text:span text:style-name="T8">I</text:span></text:p>
          </draw:text-box>
        </draw:frame>
        <draw:frame draw:style-name="gr9" draw:text-style-name="P7" draw:layer="layout" svg:width="5.738cm" svg:height="0.446cm" svg:x="1.77cm" svg:y="4.974cm">
          <draw:text-box>
            <text:p text:style-name="P4"><text:span text:style-name="T3">NAS: Network Access Storage</text:span></text:p>
          </draw:text-box>
        </draw:frame>
        <draw:frame draw:style-name="gr9" draw:text-style-name="P7" draw:layer="layout" svg:width="1.221cm" svg:height="0.446cm" svg:x="1cm" svg:y="5.557cm">
          <draw:text-box>
            <text:p text:style-name="P4"><text:span text:style-name="T3">Choix:</text:span></text:p>
          </draw:text-box>
        </draw:frame>
        <draw:frame draw:style-name="gr9" draw:text-style-name="P7" draw:layer="layout" svg:width="7.254cm" svg:height="0.446cm" svg:x="2.184cm" svg:y="5.557cm">
          <draw:text-box>
            <text:p text:style-name="P4"><text:span text:style-name="T3">Infrastructure / Budget / Performanc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7/1</text:span></text:p>
          </draw:text-box>
        </draw:frame>
        <draw:frame draw:style-name="gr8" draw:text-style-name="P6" draw:layer="layout" svg:width="6.305cm" svg:height="0.59cm" svg:x="0.3cm" svg:y="0.273cm">
          <draw:text-box>
            <text:p text:style-name="P4"><text:span text:style-name="T2">Virtualisation de r´eseau</text:span></text:p>
          </draw:text-box>
        </draw:frame>
        <draw:frame draw:style-name="gr9" draw:text-style-name="P7" draw:layer="layout" svg:width="11.212cm" svg:height="0.446cm" svg:x="1cm" svg:y="1.95cm">
          <draw:text-box>
            <text:p text:style-name="P4"><text:span text:style-name="T3">Virtualisation d’une ou plusieurs parties de la pile r´eseau</text:span></text:p>
          </draw:text-box>
        </draw:frame>
        <draw:frame draw:style-name="gr9" draw:text-style-name="P7" draw:layer="layout" svg:width="3.871cm" svg:height="0.446cm" svg:x="1cm" svg:y="2.428cm">
          <draw:text-box>
            <text:p text:style-name="P4"><text:span text:style-name="T3">Elements physiques</text:span></text:p>
          </draw:text-box>
        </draw:frame>
        <draw:frame draw:style-name="gr9" draw:text-style-name="P7" draw:layer="layout" svg:width="0.384cm" svg:height="0.446cm" svg:x="1.278cm" svg:y="2.968cm">
          <draw:text-box>
            <text:p text:style-name="P4"><text:span text:style-name="T8">I</text:span></text:p>
          </draw:text-box>
        </draw:frame>
        <draw:frame draw:style-name="gr9" draw:text-style-name="P7" draw:layer="layout" svg:width="2.771cm" svg:height="0.446cm" svg:x="1.77cm" svg:y="3.012cm">
          <draw:text-box>
            <text:p text:style-name="P4"><text:span text:style-name="T3">Router, switch</text:span></text:p>
          </draw:text-box>
        </draw:frame>
        <draw:frame draw:style-name="gr9" draw:text-style-name="P7" draw:layer="layout" svg:width="0.384cm" svg:height="0.446cm" svg:x="1.278cm" svg:y="3.551cm">
          <draw:text-box>
            <text:p text:style-name="P4"><text:span text:style-name="T8">I</text:span></text:p>
          </draw:text-box>
        </draw:frame>
        <draw:frame draw:style-name="gr9" draw:text-style-name="P7" draw:layer="layout" svg:width="1.623cm" svg:height="0.446cm" svg:x="1.77cm" svg:y="3.595cm">
          <draw:text-box>
            <text:p text:style-name="P4"><text:span text:style-name="T3">Pare-feu</text:span></text:p>
          </draw:text-box>
        </draw:frame>
        <draw:frame draw:style-name="gr9" draw:text-style-name="P7" draw:layer="layout" svg:width="3.351cm" svg:height="0.446cm" svg:x="1cm" svg:y="4.178cm">
          <draw:text-box>
            <text:p text:style-name="P4"><text:span text:style-name="T3">Elements virtuels</text:span></text:p>
          </draw:text-box>
        </draw:frame>
        <draw:frame draw:style-name="gr9" draw:text-style-name="P7" draw:layer="layout" svg:width="0.384cm" svg:height="0.446cm" svg:x="1.278cm" svg:y="4.718cm">
          <draw:text-box>
            <text:p text:style-name="P4"><text:span text:style-name="T8">I</text:span></text:p>
          </draw:text-box>
        </draw:frame>
        <draw:frame draw:style-name="gr9" draw:text-style-name="P7" draw:layer="layout" svg:width="5.095cm" svg:height="0.446cm" svg:x="1.77cm" svg:y="4.762cm">
          <draw:text-box>
            <text:p text:style-name="P4"><text:span text:style-name="T3">Segmentation du r´eseau:</text:span></text:p>
          </draw:text-box>
        </draw:frame>
        <draw:frame draw:style-name="gr9" draw:text-style-name="P7" draw:layer="layout" svg:width="2.775cm" svg:height="0.446cm" svg:x="5.906cm" svg:y="4.762cm">
          <draw:text-box>
            <text:p text:style-name="P4"><text:span text:style-name="T3">VLAN, Overlay</text:span></text:p>
          </draw:text-box>
        </draw:frame>
        <draw:frame draw:style-name="gr9" draw:text-style-name="P7" draw:layer="layout" svg:width="0.384cm" svg:height="0.446cm" svg:x="1.278cm" svg:y="5.301cm">
          <draw:text-box>
            <text:p text:style-name="P4"><text:span text:style-name="T8">I</text:span></text:p>
          </draw:text-box>
        </draw:frame>
        <draw:frame draw:style-name="gr9" draw:text-style-name="P7" draw:layer="layout" svg:width="2.601cm" svg:height="0.446cm" svg:x="1.77cm" svg:y="5.345cm">
          <draw:text-box>
            <text:p text:style-name="P4"><text:span text:style-name="T3">Optimisation:</text:span></text:p>
          </draw:text-box>
        </draw:frame>
        <draw:frame draw:style-name="gr9" draw:text-style-name="P7" draw:layer="layout" svg:width="2.94cm" svg:height="0.446cm" svg:x="4.113cm" svg:y="5.345cm">
          <draw:text-box>
            <text:p text:style-name="P4"><text:span text:style-name="T3">Load balancing</text:span></text:p>
          </draw:text-box>
        </draw:frame>
        <draw:frame draw:style-name="gr9" draw:text-style-name="P7" draw:layer="layout" svg:width="0.384cm" svg:height="0.446cm" svg:x="1.278cm" svg:y="5.885cm">
          <draw:text-box>
            <text:p text:style-name="P4"><text:span text:style-name="T8">I</text:span></text:p>
          </draw:text-box>
        </draw:frame>
        <draw:frame draw:style-name="gr9" draw:text-style-name="P7" draw:layer="layout" svg:width="2.707cm" svg:height="0.446cm" svg:x="1.77cm" svg:y="5.929cm">
          <draw:text-box>
            <text:p text:style-name="P4"><text:span text:style-name="T3">S´ecurisation:</text:span></text:p>
          </draw:text-box>
        </draw:frame>
        <draw:frame draw:style-name="gr9" draw:text-style-name="P7" draw:layer="layout" svg:width="5.615cm" svg:height="0.446cm" svg:x="3.98cm" svg:y="5.929cm">
          <draw:text-box>
            <text:p text:style-name="P4"><text:span text:style-name="T3">anti-spoofing, anti-ddos, VPN</text:span></text:p>
          </draw:text-box>
        </draw:frame>
        <draw:frame draw:style-name="gr9" draw:text-style-name="P7" draw:layer="layout" svg:width="3.943cm" svg:height="0.446cm" svg:x="1cm" svg:y="6.512cm">
          <draw:text-box>
            <text:p text:style-name="P4"><text:span text:style-name="T3">Choix de la solution:</text:span></text:p>
          </draw:text-box>
        </draw:frame>
        <draw:frame draw:style-name="gr9" draw:text-style-name="P7" draw:layer="layout" svg:width="8.752cm" svg:height="0.446cm" svg:x="4.469cm" svg:y="6.512cm">
          <draw:text-box>
            <text:p text:style-name="P4"><text:span text:style-name="T3">5 crit`eres (Sch´ema de routage, garantie de</text:span></text:p>
          </draw:text-box>
        </draw:frame>
        <draw:frame draw:style-name="gr9" draw:text-style-name="P7" draw:layer="layout" svg:width="13.21cm" svg:height="0.446cm" svg:x="1cm" svg:y="6.99cm">
          <draw:text-box>
            <text:p text:style-name="P4"><text:span text:style-name="T3">bande passante, routage multi-chemin, partage de bande passante,</text:span></text:p>
          </draw:text-box>
        </draw:frame>
        <draw:frame draw:style-name="gr9" draw:text-style-name="P7" draw:layer="layout" svg:width="0.645cm" svg:height="0.446cm" svg:x="1cm" svg:y="7.468cm">
          <draw:text-box>
            <text:p text:style-name="P4"><text:span text:style-name="T3">coˆ</text:span></text:p>
          </draw:text-box>
        </draw:frame>
        <draw:frame draw:style-name="gr9" draw:text-style-name="P7" draw:layer="layout" svg:width="0.552cm" svg:height="0.446cm" svg:x="1.363cm" svg:y="7.468cm">
          <draw:text-box>
            <text:p text:style-name="P4"><text:span text:style-name="T3">ut)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8/1</text:span></text:p>
          </draw:text-box>
        </draw:frame>
        <draw:frame draw:style-name="gr8" draw:text-style-name="P6" draw:layer="layout" svg:width="5.992cm" svg:height="0.59cm" svg:x="0.3cm" svg:y="0.273cm">
          <draw:text-box>
            <text:p text:style-name="P4"><text:span text:style-name="T2">Virtualisation de postes</text:span></text:p>
          </draw:text-box>
        </draw:frame>
        <draw:frame draw:style-name="gr9" draw:text-style-name="P7" draw:layer="layout" svg:width="5.586cm" svg:height="0.446cm" svg:x="1cm" svg:y="2.524cm">
          <draw:text-box>
            <text:p text:style-name="P4"><text:span text:style-name="T3">Mise en place de VDI (Virtual</text:span></text:p>
          </draw:text-box>
        </draw:frame>
        <draw:frame draw:style-name="gr9" draw:text-style-name="P7" draw:layer="layout" svg:width="4.358cm" svg:height="0.446cm" svg:x="5.96cm" svg:y="2.524cm">
          <draw:text-box>
            <text:p text:style-name="P4"><text:span text:style-name="T3">Desktop Infrastucture)</text:span></text:p>
          </draw:text-box>
        </draw:frame>
        <draw:frame draw:style-name="gr9" draw:text-style-name="P7" draw:layer="layout" svg:width="0.384cm" svg:height="0.446cm" svg:x="1.278cm" svg:y="3.063cm">
          <draw:text-box>
            <text:p text:style-name="P4"><text:span text:style-name="T8">I</text:span></text:p>
          </draw:text-box>
        </draw:frame>
        <draw:frame draw:style-name="gr9" draw:text-style-name="P7" draw:layer="layout" svg:width="8.638cm" svg:height="0.446cm" svg:x="1.77cm" svg:y="3.107cm">
          <draw:text-box>
            <text:p text:style-name="P4"><text:span text:style-name="T3">Centralisation des postes dans le datacenter</text:span></text:p>
          </draw:text-box>
        </draw:frame>
        <draw:frame draw:style-name="gr9" draw:text-style-name="P7" draw:layer="layout" svg:width="0.384cm" svg:height="0.446cm" svg:x="1.278cm" svg:y="3.647cm">
          <draw:text-box>
            <text:p text:style-name="P4"><text:span text:style-name="T8">I</text:span></text:p>
          </draw:text-box>
        </draw:frame>
        <draw:frame draw:style-name="gr9" draw:text-style-name="P7" draw:layer="layout" svg:width="3.715cm" svg:height="0.446cm" svg:x="1.77cm" svg:y="3.691cm">
          <draw:text-box>
            <text:p text:style-name="P4"><text:span text:style-name="T3">R´eduction des coˆ</text:span></text:p>
          </draw:text-box>
        </draw:frame>
        <draw:frame draw:style-name="gr9" draw:text-style-name="P7" draw:layer="layout" svg:width="0.73cm" svg:height="0.446cm" svg:x="4.518cm" svg:y="3.691cm">
          <draw:text-box>
            <text:p text:style-name="P4"><text:span text:style-name="T3">uts:</text:span></text:p>
          </draw:text-box>
        </draw:frame>
        <draw:frame draw:style-name="gr9" draw:text-style-name="P7" draw:layer="layout" svg:width="6.441cm" svg:height="0.446cm" svg:x="5.281cm" svg:y="3.691cm">
          <draw:text-box>
            <text:p text:style-name="P4"><text:span text:style-name="T3">centralisation des configurations,</text:span></text:p>
          </draw:text-box>
        </draw:frame>
        <draw:frame draw:style-name="gr9" draw:text-style-name="P7" draw:layer="layout" svg:width="4.134cm" svg:height="0.446cm" svg:x="1.77cm" svg:y="4.169cm">
          <draw:text-box>
            <text:p text:style-name="P4"><text:span text:style-name="T3">s´ecurit´e des postes</text:span></text:p>
          </draw:text-box>
        </draw:frame>
        <draw:frame draw:style-name="gr9" draw:text-style-name="P7" draw:layer="layout" svg:width="3.063cm" svg:height="0.446cm" svg:x="1cm" svg:y="4.752cm">
          <draw:text-box>
            <text:p text:style-name="P4"><text:span text:style-name="T3">Choix des outils</text:span></text:p>
          </draw:text-box>
        </draw:frame>
        <draw:frame draw:style-name="gr9" draw:text-style-name="P7" draw:layer="layout" svg:width="0.384cm" svg:height="0.446cm" svg:x="1.278cm" svg:y="5.291cm">
          <draw:text-box>
            <text:p text:style-name="P4"><text:span text:style-name="T8">I</text:span></text:p>
          </draw:text-box>
        </draw:frame>
        <draw:frame draw:style-name="gr9" draw:text-style-name="P7" draw:layer="layout" svg:width="3.139cm" svg:height="0.446cm" svg:x="1.77cm" svg:y="5.335cm">
          <draw:text-box>
            <text:p text:style-name="P4"><text:span text:style-name="T3">VMware Horizon</text:span></text:p>
          </draw:text-box>
        </draw:frame>
        <draw:frame draw:style-name="gr9" draw:text-style-name="P7" draw:layer="layout" svg:width="0.384cm" svg:height="0.446cm" svg:x="1.278cm" svg:y="5.875cm">
          <draw:text-box>
            <text:p text:style-name="P4"><text:span text:style-name="T8">I</text:span></text:p>
          </draw:text-box>
        </draw:frame>
        <draw:frame draw:style-name="gr9" draw:text-style-name="P7" draw:layer="layout" svg:width="3.482cm" svg:height="0.446cm" svg:x="1.77cm" svg:y="5.919cm">
          <draw:text-box>
            <text:p text:style-name="P4"><text:span text:style-name="T3">Citrix XenDesktop</text:span></text:p>
          </draw:text-box>
        </draw:frame>
        <draw:frame draw:style-name="gr9" draw:text-style-name="P7" draw:layer="layout" svg:width="0.384cm" svg:height="0.446cm" svg:x="1.278cm" svg:y="6.458cm">
          <draw:text-box>
            <text:p text:style-name="P4"><text:span text:style-name="T8">I</text:span></text:p>
          </draw:text-box>
        </draw:frame>
        <draw:frame draw:style-name="gr9" draw:text-style-name="P7" draw:layer="layout" svg:width="6.648cm" svg:height="0.446cm" svg:x="1.77cm" svg:y="6.502cm">
          <draw:text-box>
            <text:p text:style-name="P4"><text:span text:style-name="T3">Solutions sur mesure (RDP, SPICE)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965cm" svg:y="9.311cm" svg:viewBox="0 0 120 86" draw:points="0,86 120,86 120,0 0,0">
          <text:p/>
        </draw:polygon>
        <draw:polygon draw:style-name="gr3" draw:text-style-name="P3" draw:layer="layout" svg:width="0.071cm" svg:height="0.106cm" svg:x="7.743cm" svg:y="9.3cm" svg:viewBox="0 0 72 107" draw:points="72,107 0,53 72,0">
          <text:p/>
        </draw:polygon>
        <draw:polygon draw:style-name="gr3" draw:text-style-name="P3" draw:layer="layout" svg:width="0.071cm" svg:height="0.106cm" svg:x="8.237cm" svg:y="9.3cm" svg:viewBox="0 0 72 107" draw:points="0,107 72,53 0,0">
          <text:p/>
        </draw:polygon>
        <draw:path draw:style-name="gr2" draw:text-style-name="P2" draw:layer="layout" svg:width="0.177cm" svg:height="0.141cm" svg:x="8.672cm" svg:y="9.283cm" svg:viewBox="0 0 178 142" svg:d="M0 142h120v-86h-120zM29 56v-28h121v86h-29M57 28v-28h121v84h-28">
          <text:p/>
        </draw:path>
        <draw:path draw:style-name="gr3" draw:text-style-name="P3" draw:layer="layout" svg:width="0.565cm" svg:height="0.106cm" svg:x="8.496cm" svg:y="9.3cm" svg:viewBox="0 0 566 107" svg:d="M71 107l-71-54 71-53zM495 107l71-54-71-53z">
          <text:p/>
        </draw:path>
        <draw:line draw:style-name="gr4" draw:text-style-name="P2" draw:layer="layout" svg:x1="9.496cm" svg:y1="9.318cm" svg:x2="9.602cm" svg:y2="9.318cm">
          <text:p/>
        </draw:line>
        <draw:path draw:style-name="gr3" draw:text-style-name="P3" draw:layer="layout" svg:width="0.564cm" svg:height="0.106cm" svg:x="9.249cm" svg:y="9.3cm" svg:viewBox="0 0 565 107" svg:d="M71 107l-71-54 71-53zM495 107l70-54-70-53z">
          <text:p/>
        </draw:path>
        <draw:path draw:style-name="gr5" draw:text-style-name="P2" draw:layer="layout" svg:width="0.141cm" svg:height="0.141cm" svg:x="9.461cm" svg:y="9.283cm" svg:viewBox="0 0 142 142" svg:d="M0 0h106M35 70h107M0 107h106M35 142h107">
          <text:p/>
        </draw:path>
        <draw:path draw:style-name="gr4" draw:text-style-name="P2" draw:layer="layout" svg:width="0.141cm" svg:height="0.07cm" svg:x="10.213cm" svg:y="9.283cm" svg:viewBox="0 0 142 71" svg:d="M0 0h107M37 35h105M37 71h105">
          <text:p/>
        </draw:path>
        <draw:path draw:style-name="gr3" draw:text-style-name="P3" draw:layer="layout" svg:width="0.564cm" svg:height="0.106cm" svg:x="10.002cm" svg:y="9.3cm" svg:viewBox="0 0 565 107" svg:d="M70 107l-70-54 70-53zM494 107l71-54-71-53z">
          <text:p/>
        </draw:path>
        <draw:path draw:style-name="gr5" draw:text-style-name="P2" draw:layer="layout" svg:width="0.141cm" svg:height="0.035cm" svg:x="10.213cm" svg:y="9.389cm" svg:viewBox="0 0 142 36" svg:d="M0 0h107M37 36h105">
          <text:p/>
        </draw:path>
        <draw:path draw:style-name="gr4" draw:text-style-name="P2" draw:layer="layout" svg:width="0.141cm" svg:height="0.141cm" svg:x="10.966cm" svg:y="9.283cm" svg:viewBox="0 0 142 142" svg:d="M0 0h107M35 35h107M35 70h107M0 107h107M35 142h107">
          <text:p/>
        </draw:path>
        <draw:line draw:style-name="gr4" draw:text-style-name="P2" draw:layer="layout" svg:x1="11.803cm" svg:y1="9.367cm" svg:x2="11.861cm" svg:y2="9.425cm">
          <text:p/>
        </draw:line>
        <draw:path draw:style-name="gr2" draw:text-style-name="P2" draw:layer="layout" svg:width="0.084cm" svg:height="0.084cm" svg:x="11.728cm" svg:y="9.294cm" svg:viewBox="0 0 85 85" svg:d="M85 42c0-23-19-42-43-42-23 0-42 19-42 42s19 43 42 43c24 0 43-20 43-43z">
          <text:p/>
        </draw:path>
        <draw:path draw:style-name="gr6" draw:text-style-name="P2" draw:layer="layout" svg:width="0.649cm" svg:height="0.141cm" svg:x="11.465cm" svg:y="9.283cm" svg:viewBox="0 0 650 142" svg:d="M113 142c38 0 70-32 70-72 0-39-32-70-70-70-39 0-71 31-71 70M84 49l-42 35-42-35M536 142c-39 0-71-32-71-72 0-39 32-70 71-70 40 0 71 31 71 70M650 49l-43 35-42-35">
          <text:p/>
        </draw:path>
        <draw:frame draw:style-name="gr7" draw:text-style-name="P5" draw:layer="layout" svg:width="0.345cm" svg:height="0.247cm" svg:x="12.364cm" svg:y="9.281cm">
          <draw:text-box>
            <text:p text:style-name="P4"><text:span text:style-name="T1">9/1</text:span></text:p>
          </draw:text-box>
        </draw:frame>
        <draw:frame draw:style-name="gr8" draw:text-style-name="P6" draw:layer="layout" svg:width="3.317cm" svg:height="0.59cm" svg:x="0.3cm" svg:y="0.273cm">
          <draw:text-box>
            <text:p text:style-name="P4"><text:span text:style-name="T2">Sauvegardes</text:span></text:p>
          </draw:text-box>
        </draw:frame>
        <draw:frame draw:style-name="gr9" draw:text-style-name="P7" draw:layer="layout" svg:width="3.439cm" svg:height="0.446cm" svg:x="1cm" svg:y="3.446cm">
          <draw:text-box>
            <text:p text:style-name="P4"><text:span text:style-name="T3">Element essentiel</text:span></text:p>
          </draw:text-box>
        </draw:frame>
        <draw:frame draw:style-name="gr9" draw:text-style-name="P7" draw:layer="layout" svg:width="6.187cm" svg:height="0.446cm" svg:x="3.894cm" svg:y="3.446cm">
          <draw:text-box>
            <text:p text:style-name="P4"><text:span text:style-name="T3">d’une infrastructure virtualis´ee</text:span></text:p>
          </draw:text-box>
        </draw:frame>
        <draw:frame draw:style-name="gr9" draw:text-style-name="P7" draw:layer="layout" svg:width="7.233cm" svg:height="0.446cm" svg:x="1cm" svg:y="4.346cm">
          <draw:text-box>
            <text:p text:style-name="P4"><text:span text:style-name="T3">Mise en place de solutions integr´ees</text:span></text:p>
          </draw:text-box>
        </draw:frame>
        <draw:frame draw:style-name="gr9" draw:text-style-name="P7" draw:layer="layout" svg:width="6.526cm" svg:height="0.446cm" svg:x="1cm" svg:y="5.246cm">
          <draw:text-box>
            <text:p text:style-name="P4"><text:span text:style-name="T3">Snapshots prises r´eguli`erement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853cm" svg:y="9.311cm" svg:viewBox="0 0 120 86" draw:points="0,86 120,86 120,0 0,0">
          <text:p/>
        </draw:polygon>
        <draw:polygon draw:style-name="gr3" draw:text-style-name="P3" draw:layer="layout" svg:width="0.071cm" svg:height="0.106cm" svg:x="7.631cm" svg:y="9.3cm" svg:viewBox="0 0 72 107" draw:points="72,107 0,53 72,0">
          <text:p/>
        </draw:polygon>
        <draw:polygon draw:style-name="gr3" draw:text-style-name="P3" draw:layer="layout" svg:width="0.071cm" svg:height="0.106cm" svg:x="8.125cm" svg:y="9.3cm" svg:viewBox="0 0 72 107" draw:points="0,107 72,53 0,0">
          <text:p/>
        </draw:polygon>
        <draw:path draw:style-name="gr2" draw:text-style-name="P2" draw:layer="layout" svg:width="0.177cm" svg:height="0.141cm" svg:x="8.56cm" svg:y="9.283cm" svg:viewBox="0 0 178 142" svg:d="M0 142h120v-86h-120zM30 56v-28h120v86h-29M58 28v-28h120v84h-28">
          <text:p/>
        </draw:path>
        <draw:path draw:style-name="gr3" draw:text-style-name="P3" draw:layer="layout" svg:width="0.565cm" svg:height="0.106cm" svg:x="8.384cm" svg:y="9.3cm" svg:viewBox="0 0 566 107" svg:d="M71 107l-71-54 71-53zM495 107l71-54-71-53z">
          <text:p/>
        </draw:path>
        <draw:line draw:style-name="gr4" draw:text-style-name="P2" draw:layer="layout" svg:x1="9.384cm" svg:y1="9.318cm" svg:x2="9.49cm" svg:y2="9.318cm">
          <text:p/>
        </draw:line>
        <draw:path draw:style-name="gr3" draw:text-style-name="P3" draw:layer="layout" svg:width="0.564cm" svg:height="0.106cm" svg:x="9.137cm" svg:y="9.3cm" svg:viewBox="0 0 565 107" svg:d="M70 107l-70-54 70-53zM495 107l70-54-70-53z">
          <text:p/>
        </draw:path>
        <draw:path draw:style-name="gr5" draw:text-style-name="P2" draw:layer="layout" svg:width="0.141cm" svg:height="0.141cm" svg:x="9.349cm" svg:y="9.283cm" svg:viewBox="0 0 142 142" svg:d="M0 0h106M36 70h106M0 107h106M36 142h106">
          <text:p/>
        </draw:path>
        <draw:path draw:style-name="gr4" draw:text-style-name="P2" draw:layer="layout" svg:width="0.141cm" svg:height="0.07cm" svg:x="10.101cm" svg:y="9.283cm" svg:viewBox="0 0 142 71" svg:d="M0 0h106M35 35h107M35 71h107">
          <text:p/>
        </draw:path>
        <draw:path draw:style-name="gr3" draw:text-style-name="P3" draw:layer="layout" svg:width="0.564cm" svg:height="0.106cm" svg:x="9.89cm" svg:y="9.3cm" svg:viewBox="0 0 565 107" svg:d="M70 107l-70-54 70-53zM493 107l72-54-72-53z">
          <text:p/>
        </draw:path>
        <draw:path draw:style-name="gr5" draw:text-style-name="P2" draw:layer="layout" svg:width="0.141cm" svg:height="0.035cm" svg:x="10.101cm" svg:y="9.389cm" svg:viewBox="0 0 142 36" svg:d="M0 0h106M35 36h107">
          <text:p/>
        </draw:path>
        <draw:path draw:style-name="gr4" draw:text-style-name="P2" draw:layer="layout" svg:width="0.141cm" svg:height="0.141cm" svg:x="10.854cm" svg:y="9.283cm" svg:viewBox="0 0 142 142" svg:d="M0 0h107M35 35h107M35 70h107M0 107h107M35 142h107">
          <text:p/>
        </draw:path>
        <draw:line draw:style-name="gr4" draw:text-style-name="P2" draw:layer="layout" svg:x1="11.691cm" svg:y1="9.367cm" svg:x2="11.749cm" svg:y2="9.425cm">
          <text:p/>
        </draw:line>
        <draw:path draw:style-name="gr2" draw:text-style-name="P2" draw:layer="layout" svg:width="0.084cm" svg:height="0.084cm" svg:x="11.616cm" svg:y="9.294cm" svg:viewBox="0 0 85 85" svg:d="M85 42c0-23-18-42-42-42-23 0-43 19-43 42s20 43 43 43c24 0 42-20 42-43z">
          <text:p/>
        </draw:path>
        <draw:path draw:style-name="gr6" draw:text-style-name="P2" draw:layer="layout" svg:width="0.649cm" svg:height="0.141cm" svg:x="11.353cm" svg:y="9.283cm" svg:viewBox="0 0 650 142" svg:d="M114 142c38 0 70-32 70-72 0-39-32-70-70-70-39 0-71 31-71 70M85 49l-42 35-43-35M537 142c-39 0-71-32-71-72 0-39 32-70 71-70s70 31 70 70M650 49l-43 35-42-35">
          <text:p/>
        </draw:path>
        <draw:frame draw:style-name="gr7" draw:text-style-name="P5" draw:layer="layout" svg:width="0.48cm" svg:height="0.247cm" svg:x="12.252cm" svg:y="9.281cm">
          <draw:text-box>
            <text:p text:style-name="P4"><text:span text:style-name="T1">10/1</text:span></text:p>
          </draw:text-box>
        </draw:frame>
        <draw:frame draw:style-name="gr8" draw:text-style-name="P6" draw:layer="layout" svg:width="2.627cm" svg:height="0.59cm" svg:x="0.3cm" svg:y="0.273cm">
          <draw:text-box>
            <text:p text:style-name="P4"><text:span text:style-name="T2">R´esultats</text:span></text:p>
          </draw:text-box>
        </draw:frame>
        <draw:frame draw:style-name="gr9" draw:text-style-name="P7" draw:layer="layout" svg:width="8.659cm" svg:height="0.446cm" svg:x="1cm" svg:y="3.446cm">
          <draw:text-box>
            <text:p text:style-name="P4"><text:span text:style-name="T3">Simplification et optimisation des ressources</text:span></text:p>
          </draw:text-box>
        </draw:frame>
        <draw:frame draw:style-name="gr9" draw:text-style-name="P7" draw:layer="layout" svg:width="8.028cm" svg:height="0.446cm" svg:x="1cm" svg:y="4.346cm">
          <draw:text-box>
            <text:p text:style-name="P4"><text:span text:style-name="T3">Industrialisation des centres de donn´ees</text:span></text:p>
          </draw:text-box>
        </draw:frame>
        <draw:frame draw:style-name="gr9" draw:text-style-name="P7" draw:layer="layout" svg:width="3.715cm" svg:height="0.446cm" svg:x="1cm" svg:y="5.246cm">
          <draw:text-box>
            <text:p text:style-name="P4"><text:span text:style-name="T3">R´eduction des coˆ</text:span></text:p>
          </draw:text-box>
        </draw:frame>
        <draw:frame draw:style-name="gr9" draw:text-style-name="P7" draw:layer="layout" svg:width="3.38cm" svg:height="0.446cm" svg:x="3.748cm" svg:y="5.246cm">
          <draw:text-box>
            <text:p text:style-name="P4"><text:span text:style-name="T3">uts d’exploitation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0.119cm" svg:height="0.085cm" svg:x="7.853cm" svg:y="9.311cm" svg:viewBox="0 0 120 86" draw:points="0,86 120,86 120,0 0,0">
          <text:p/>
        </draw:polygon>
        <draw:polygon draw:style-name="gr3" draw:text-style-name="P3" draw:layer="layout" svg:width="0.071cm" svg:height="0.106cm" svg:x="7.631cm" svg:y="9.3cm" svg:viewBox="0 0 72 107" draw:points="72,107 0,53 72,0">
          <text:p/>
        </draw:polygon>
        <draw:polygon draw:style-name="gr3" draw:text-style-name="P3" draw:layer="layout" svg:width="0.071cm" svg:height="0.106cm" svg:x="8.125cm" svg:y="9.3cm" svg:viewBox="0 0 72 107" draw:points="0,107 72,53 0,0">
          <text:p/>
        </draw:polygon>
        <draw:path draw:style-name="gr2" draw:text-style-name="P2" draw:layer="layout" svg:width="0.177cm" svg:height="0.141cm" svg:x="8.56cm" svg:y="9.283cm" svg:viewBox="0 0 178 142" svg:d="M0 142h120v-86h-120zM30 56v-28h120v86h-29M58 28v-28h120v84h-28">
          <text:p/>
        </draw:path>
        <draw:path draw:style-name="gr3" draw:text-style-name="P3" draw:layer="layout" svg:width="0.565cm" svg:height="0.106cm" svg:x="8.384cm" svg:y="9.3cm" svg:viewBox="0 0 566 107" svg:d="M71 107l-71-54 71-53zM495 107l71-54-71-53z">
          <text:p/>
        </draw:path>
        <draw:line draw:style-name="gr4" draw:text-style-name="P2" draw:layer="layout" svg:x1="9.384cm" svg:y1="9.318cm" svg:x2="9.49cm" svg:y2="9.318cm">
          <text:p/>
        </draw:line>
        <draw:path draw:style-name="gr3" draw:text-style-name="P3" draw:layer="layout" svg:width="0.564cm" svg:height="0.106cm" svg:x="9.137cm" svg:y="9.3cm" svg:viewBox="0 0 565 107" svg:d="M70 107l-70-54 70-53zM495 107l70-54-70-53z">
          <text:p/>
        </draw:path>
        <draw:path draw:style-name="gr5" draw:text-style-name="P2" draw:layer="layout" svg:width="0.141cm" svg:height="0.141cm" svg:x="9.349cm" svg:y="9.283cm" svg:viewBox="0 0 142 142" svg:d="M0 0h106M36 70h106M0 107h106M36 142h106">
          <text:p/>
        </draw:path>
        <draw:path draw:style-name="gr4" draw:text-style-name="P2" draw:layer="layout" svg:width="0.141cm" svg:height="0.07cm" svg:x="10.101cm" svg:y="9.283cm" svg:viewBox="0 0 142 71" svg:d="M0 0h106M35 35h107M35 71h107">
          <text:p/>
        </draw:path>
        <draw:path draw:style-name="gr3" draw:text-style-name="P3" draw:layer="layout" svg:width="0.564cm" svg:height="0.106cm" svg:x="9.89cm" svg:y="9.3cm" svg:viewBox="0 0 565 107" svg:d="M70 107l-70-54 70-53zM493 107l72-54-72-53z">
          <text:p/>
        </draw:path>
        <draw:path draw:style-name="gr5" draw:text-style-name="P2" draw:layer="layout" svg:width="0.141cm" svg:height="0.035cm" svg:x="10.101cm" svg:y="9.389cm" svg:viewBox="0 0 142 36" svg:d="M0 0h106M35 36h107">
          <text:p/>
        </draw:path>
        <draw:path draw:style-name="gr4" draw:text-style-name="P2" draw:layer="layout" svg:width="0.141cm" svg:height="0.141cm" svg:x="10.854cm" svg:y="9.283cm" svg:viewBox="0 0 142 142" svg:d="M0 0h107M35 35h107M35 70h107M0 107h107M35 142h107">
          <text:p/>
        </draw:path>
        <draw:line draw:style-name="gr4" draw:text-style-name="P2" draw:layer="layout" svg:x1="11.691cm" svg:y1="9.367cm" svg:x2="11.749cm" svg:y2="9.425cm">
          <text:p/>
        </draw:line>
        <draw:path draw:style-name="gr2" draw:text-style-name="P2" draw:layer="layout" svg:width="0.084cm" svg:height="0.084cm" svg:x="11.616cm" svg:y="9.294cm" svg:viewBox="0 0 85 85" svg:d="M85 42c0-23-18-42-42-42-23 0-43 19-43 42s20 43 43 43c24 0 42-20 42-43z">
          <text:p/>
        </draw:path>
        <draw:path draw:style-name="gr6" draw:text-style-name="P2" draw:layer="layout" svg:width="0.649cm" svg:height="0.141cm" svg:x="11.353cm" svg:y="9.283cm" svg:viewBox="0 0 650 142" svg:d="M114 142c38 0 70-32 70-72 0-39-32-70-70-70-39 0-71 31-71 70M85 49l-42 35-43-35M537 142c-39 0-71-32-71-72 0-39 32-70 71-70s70 31 70 70M650 49l-43 35-42-35">
          <text:p/>
        </draw:path>
        <draw:frame draw:style-name="gr7" draw:text-style-name="P5" draw:layer="layout" svg:width="0.48cm" svg:height="0.247cm" svg:x="12.252cm" svg:y="9.281cm">
          <draw:text-box>
            <text:p text:style-name="P4"><text:span text:style-name="T1">11/1</text:span></text:p>
          </draw:text-box>
        </draw:frame>
        <draw:frame draw:style-name="gr8" draw:text-style-name="P6" draw:layer="layout" svg:width="3.016cm" svg:height="0.59cm" svg:x="0.3cm" svg:y="0.273cm">
          <draw:text-box>
            <text:p text:style-name="P4"><text:span text:style-name="T2">Biliographie</text:span></text:p>
          </draw:text-box>
        </draw:frame>
        <draw:frame draw:style-name="gr7" draw:text-style-name="P5" draw:layer="layout" svg:width="0.21cm" svg:height="0.247cm" svg:x="1.389cm" svg:y="2.571cm">
          <draw:text-box>
            <text:p text:style-name="P4"><text:span text:style-name="T9">I</text:span></text:p>
          </draw:text-box>
        </draw:frame>
        <draw:frame draw:style-name="gr7" draw:text-style-name="P5" draw:layer="layout" svg:width="5.052cm" svg:height="0.247cm" svg:x="1.77cm" svg:y="2.615cm">
          <draw:text-box>
            <text:p text:style-name="P4"><text:span text:style-name="T10">R. Buyya, R. N. Calheiros, J. Son, A. V. Dastjerdi</text:span></text:p>
          </draw:text-box>
        </draw:frame>
        <draw:frame draw:style-name="gr7" draw:text-style-name="P5" draw:layer="layout" svg:width="5.361cm" svg:height="0.247cm" svg:x="6.543cm" svg:y="2.615cm">
          <draw:text-box>
            <text:p text:style-name="P4"><text:span text:style-name="T10">and Y. Yoon, ”Software-Defined Cloud Computing:</text:span></text:p>
          </draw:text-box>
        </draw:frame>
        <draw:frame draw:style-name="gr7" draw:text-style-name="P5" draw:layer="layout" svg:width="1.374cm" svg:height="0.247cm" svg:x="1.77cm" svg:y="2.868cm">
          <draw:text-box>
            <text:p text:style-name="P4"><text:span text:style-name="T10">Architectural</text:span></text:p>
          </draw:text-box>
        </draw:frame>
        <draw:frame draw:style-name="gr7" draw:text-style-name="P5" draw:layer="layout" svg:width="5.501cm" svg:height="0.247cm" svg:x="3.053cm" svg:y="2.868cm">
          <draw:text-box>
            <text:p text:style-name="P4"><text:span text:style-name="T10">elements and open challenges,” 2014 International</text:span></text:p>
          </draw:text-box>
        </draw:frame>
        <draw:frame draw:style-name="gr7" draw:text-style-name="P5" draw:layer="layout" svg:width="4.227cm" svg:height="0.247cm" svg:x="7.849cm" svg:y="2.868cm">
          <draw:text-box>
            <text:p text:style-name="P4"><text:span text:style-name="T10">Conference on Advances in Computing,</text:span></text:p>
          </draw:text-box>
        </draw:frame>
        <draw:frame draw:style-name="gr7" draw:text-style-name="P5" draw:layer="layout" svg:width="6.852cm" svg:height="0.247cm" svg:x="1.77cm" svg:y="3.121cm">
          <draw:text-box>
            <text:p text:style-name="P4"><text:span text:style-name="T10">Communications and Informatics (ICACCI), New Delhi, 2014, pp.</text:span></text:p>
          </draw:text-box>
        </draw:frame>
        <draw:frame draw:style-name="gr7" draw:text-style-name="P5" draw:layer="layout" svg:width="0.485cm" svg:height="0.247cm" svg:x="8.011cm" svg:y="3.121cm">
          <draw:text-box>
            <text:p text:style-name="P4"><text:span text:style-name="T10">1-12</text:span></text:p>
          </draw:text-box>
        </draw:frame>
        <draw:frame draw:style-name="gr7" draw:text-style-name="P5" draw:layer="layout" svg:width="0.21cm" svg:height="0.247cm" svg:x="1.389cm" svg:y="3.436cm">
          <draw:text-box>
            <text:p text:style-name="P4"><text:span text:style-name="T9">I</text:span></text:p>
          </draw:text-box>
        </draw:frame>
        <draw:frame draw:style-name="gr7" draw:text-style-name="P5" draw:layer="layout" svg:width="1.45cm" svg:height="0.247cm" svg:x="1.77cm" svg:y="3.48cm">
          <draw:text-box>
            <text:p text:style-name="P4"><text:span text:style-name="T10">Bhore, Pratik.</text:span></text:p>
          </draw:text-box>
        </draw:frame>
        <draw:frame draw:style-name="gr7" draw:text-style-name="P5" draw:layer="layout" svg:width="0.781cm" svg:height="0.247cm" svg:x="3.187cm" svg:y="3.48cm">
          <draw:text-box>
            <text:p text:style-name="P4"><text:span text:style-name="T10">(2016).</text:span></text:p>
          </draw:text-box>
        </draw:frame>
        <draw:frame draw:style-name="gr7" draw:text-style-name="P5" draw:layer="layout" svg:width="8.223cm" svg:height="0.247cm" svg:x="3.971cm" svg:y="3.48cm">
          <draw:text-box>
            <text:p text:style-name="P4"><text:span text:style-name="T10">A Survey on Storage Virtualization and its Levels along with the Benefits and</text:span></text:p>
          </draw:text-box>
        </draw:frame>
        <draw:frame draw:style-name="gr7" draw:text-style-name="P5" draw:layer="layout" svg:width="1.251cm" svg:height="0.247cm" svg:x="1.77cm" svg:y="3.733cm">
          <draw:text-box>
            <text:p text:style-name="P4"><text:span text:style-name="T10">Limitations.</text:span></text:p>
          </draw:text-box>
        </draw:frame>
        <draw:frame draw:style-name="gr7" draw:text-style-name="P5" draw:layer="layout" svg:width="7.901cm" svg:height="0.247cm" svg:x="2.972cm" svg:y="3.733cm">
          <draw:text-box>
            <text:p text:style-name="P4"><text:span text:style-name="T10">INTERNATIONAL JOURNAL OF COMPUTER SCIENCES AND ENGINEERING. 4.</text:span></text:p>
          </draw:text-box>
        </draw:frame>
        <draw:frame draw:style-name="gr7" draw:text-style-name="P5" draw:layer="layout" svg:width="0.959cm" svg:height="0.247cm" svg:x="10.991cm" svg:y="3.733cm">
          <draw:text-box>
            <text:p text:style-name="P4"><text:span text:style-name="T10">115-121.</text:span></text:p>
          </draw:text-box>
        </draw:frame>
        <draw:frame draw:style-name="gr7" draw:text-style-name="P5" draw:layer="layout" svg:width="0.21cm" svg:height="0.247cm" svg:x="1.389cm" svg:y="4.048cm">
          <draw:text-box>
            <text:p text:style-name="P4"><text:span text:style-name="T9">I</text:span></text:p>
          </draw:text-box>
        </draw:frame>
        <draw:frame draw:style-name="gr7" draw:text-style-name="P5" draw:layer="layout" svg:width="1.001cm" svg:height="0.247cm" svg:x="1.77cm" svg:y="4.092cm">
          <draw:text-box>
            <text:p text:style-name="P4"><text:span text:style-name="T10">M. F. Bari</text:span></text:p>
          </draw:text-box>
        </draw:frame>
        <draw:frame draw:style-name="gr7" draw:text-style-name="P5" draw:layer="layout" svg:width="4.599cm" svg:height="0.247cm" svg:x="2.823cm" svg:y="4.092cm">
          <draw:text-box>
            <text:p text:style-name="P4"><text:span text:style-name="T10">et al., ”Data Center Network Virtualization:</text:span></text:p>
          </draw:text-box>
        </draw:frame>
        <draw:frame draw:style-name="gr7" draw:text-style-name="P5" draw:layer="layout" svg:width="4.951cm" svg:height="0.247cm" svg:x="7.038cm" svg:y="4.092cm">
          <draw:text-box>
            <text:p text:style-name="P4"><text:span text:style-name="T10">A Survey,” in IEEE Communications Surveys &amp;</text:span></text:p>
          </draw:text-box>
        </draw:frame>
        <draw:frame draw:style-name="gr7" draw:text-style-name="P5" draw:layer="layout" svg:width="1.454cm" svg:height="0.247cm" svg:x="1.77cm" svg:y="4.345cm">
          <draw:text-box>
            <text:p text:style-name="P4"><text:span text:style-name="T10">Tutorials, vol.</text:span></text:p>
          </draw:text-box>
        </draw:frame>
        <draw:frame draw:style-name="gr7" draw:text-style-name="P5" draw:layer="layout" svg:width="0.743cm" svg:height="0.247cm" svg:x="3.151cm" svg:y="4.345cm">
          <draw:text-box>
            <text:p text:style-name="P4"><text:span text:style-name="T10">15, no.</text:span></text:p>
          </draw:text-box>
        </draw:frame>
        <draw:frame draw:style-name="gr7" draw:text-style-name="P5" draw:layer="layout" svg:width="0.612cm" svg:height="0.247cm" svg:x="3.902cm" svg:y="4.345cm">
          <draw:text-box>
            <text:p text:style-name="P4"><text:span text:style-name="T10">2, pp.</text:span></text:p>
          </draw:text-box>
        </draw:frame>
        <draw:frame draw:style-name="gr7" draw:text-style-name="P5" draw:layer="layout" svg:width="0.891cm" svg:height="0.247cm" svg:x="4.544cm" svg:y="4.345cm">
          <draw:text-box>
            <text:p text:style-name="P4"><text:span text:style-name="T10">909-928</text:span></text:p>
          </draw:text-box>
        </draw:frame>
        <draw:frame draw:style-name="gr7" draw:text-style-name="P5" draw:layer="layout" svg:width="0.21cm" svg:height="0.247cm" svg:x="1.389cm" svg:y="4.659cm">
          <draw:text-box>
            <text:p text:style-name="P4"><text:span text:style-name="T9">I</text:span></text:p>
          </draw:text-box>
        </draw:frame>
        <draw:frame draw:style-name="gr7" draw:text-style-name="P5" draw:layer="layout" svg:width="2.216cm" svg:height="0.247cm" svg:x="1.77cm" svg:y="4.703cm">
          <draw:text-box>
            <text:p text:style-name="P4"><text:span text:style-name="T10">M. Alouane and H. El</text:span></text:p>
          </draw:text-box>
        </draw:frame>
        <draw:frame draw:style-name="gr7" draw:text-style-name="P5" draw:layer="layout" svg:width="4.684cm" svg:height="0.247cm" svg:x="3.902cm" svg:y="4.703cm">
          <draw:text-box>
            <text:p text:style-name="P4"><text:span text:style-name="T10">Bakkali, ”Virtualization in Cloud Computing:</text:span></text:p>
          </draw:text-box>
        </draw:frame>
        <draw:frame draw:style-name="gr7" draw:text-style-name="P5" draw:layer="layout" svg:width="4.1cm" svg:height="0.247cm" svg:x="8.214cm" svg:y="4.703cm">
          <draw:text-box>
            <text:p text:style-name="P4"><text:span text:style-name="T10">Existing solutions and new approach,”</text:span></text:p>
          </draw:text-box>
        </draw:frame>
        <draw:frame draw:style-name="gr7" draw:text-style-name="P5" draw:layer="layout" svg:width="2.457cm" svg:height="0.247cm" svg:x="1.77cm" svg:y="4.956cm">
          <draw:text-box>
            <text:p text:style-name="P4"><text:span text:style-name="T10">2016 2nd International</text:span></text:p>
          </draw:text-box>
        </draw:frame>
        <draw:frame draw:style-name="gr7" draw:text-style-name="P5" draw:layer="layout" svg:width="8.215cm" svg:height="0.247cm" svg:x="3.967cm" svg:y="4.956cm">
          <draw:text-box>
            <text:p text:style-name="P4"><text:span text:style-name="T10">Conference on Cloud Computing Technologies and Applications (CloudTech),</text:span></text:p>
          </draw:text-box>
        </draw:frame>
        <draw:frame draw:style-name="gr7" draw:text-style-name="P5" draw:layer="layout" svg:width="2.28cm" svg:height="0.247cm" svg:x="1.77cm" svg:y="5.209cm">
          <draw:text-box>
            <text:p text:style-name="P4"><text:span text:style-name="T10">Marrakech, 2016, pp.</text:span></text:p>
          </draw:text-box>
        </draw:frame>
        <draw:frame draw:style-name="gr7" draw:text-style-name="P5" draw:layer="layout" svg:width="0.891cm" svg:height="0.247cm" svg:x="3.86cm" svg:y="5.209cm">
          <draw:text-box>
            <text:p text:style-name="P4"><text:span text:style-name="T10">116-123</text:span></text:p>
          </draw:text-box>
        </draw:frame>
        <draw:frame draw:style-name="gr7" draw:text-style-name="P5" draw:layer="layout" svg:width="0.21cm" svg:height="0.247cm" svg:x="1.389cm" svg:y="5.524cm">
          <draw:text-box>
            <text:p text:style-name="P4"><text:span text:style-name="T9">I</text:span></text:p>
          </draw:text-box>
        </draw:frame>
        <draw:frame draw:style-name="gr7" draw:text-style-name="P5" draw:layer="layout" svg:width="1.721cm" svg:height="0.247cm" svg:x="1.77cm" svg:y="5.568cm">
          <draw:text-box>
            <text:p text:style-name="P4"><text:span text:style-name="T10">Chrobak, Pawel.</text:span></text:p>
          </draw:text-box>
        </draw:frame>
        <draw:frame draw:style-name="gr7" draw:text-style-name="P5" draw:layer="layout" svg:width="0.781cm" svg:height="0.247cm" svg:x="3.387cm" svg:y="5.568cm">
          <draw:text-box>
            <text:p text:style-name="P4"><text:span text:style-name="T10">(2014).</text:span></text:p>
          </draw:text-box>
        </draw:frame>
        <draw:frame draw:style-name="gr7" draw:text-style-name="P5" draw:layer="layout" svg:width="2.745cm" svg:height="0.247cm" svg:x="4.171cm" svg:y="5.568cm">
          <draw:text-box>
            <text:p text:style-name="P4"><text:span text:style-name="T10">Implementation of Virtual</text:span></text:p>
          </draw:text-box>
        </draw:frame>
        <draw:frame draw:style-name="gr7" draw:text-style-name="P5" draw:layer="layout" svg:width="5.192cm" svg:height="0.247cm" svg:x="6.665cm" svg:y="5.568cm">
          <draw:text-box>
            <text:p text:style-name="P4"><text:span text:style-name="T10">Desktop Infrastructure in academic laboratories.</text:span></text:p>
          </draw:text-box>
        </draw:frame>
        <draw:frame draw:style-name="gr7" draw:text-style-name="P5" draw:layer="layout" svg:width="1.23cm" svg:height="0.247cm" svg:x="1.77cm" svg:y="5.821cm">
          <draw:text-box>
            <text:p text:style-name="P4"><text:span text:style-name="T10">1139-1146.</text:span></text:p>
          </draw:text-box>
        </draw:frame>
        <draw:frame draw:style-name="gr7" draw:text-style-name="P5" draw:layer="layout" svg:width="0.21cm" svg:height="0.247cm" svg:x="1.389cm" svg:y="6.135cm">
          <draw:text-box>
            <text:p text:style-name="P4"><text:span text:style-name="T9">I</text:span></text:p>
          </draw:text-box>
        </draw:frame>
        <draw:frame draw:style-name="gr7" draw:text-style-name="P5" draw:layer="layout" svg:width="5.463cm" svg:height="0.247cm" svg:x="1.77cm" svg:y="6.179cm">
          <draw:text-box>
            <text:p text:style-name="P4"><text:span text:style-name="T10">Nagesh, O &amp; Kumar, Tapas &amp; Venkateswararao, V..</text:span></text:p>
          </draw:text-box>
        </draw:frame>
        <draw:frame draw:style-name="gr7" draw:text-style-name="P5" draw:layer="layout" svg:width="0.781cm" svg:height="0.247cm" svg:x="6.773cm" svg:y="6.179cm">
          <draw:text-box>
            <text:p text:style-name="P4"><text:span text:style-name="T10">(2017).</text:span></text:p>
          </draw:text-box>
        </draw:frame>
        <draw:frame draw:style-name="gr7" draw:text-style-name="P5" draw:layer="layout" svg:width="4.18cm" svg:height="0.247cm" svg:x="7.557cm" svg:y="6.179cm">
          <draw:text-box>
            <text:p text:style-name="P4"><text:span text:style-name="T10">A Survey on Security Aspects of Server</text:span></text:p>
          </draw:text-box>
        </draw:frame>
        <draw:frame draw:style-name="gr7" draw:text-style-name="P5" draw:layer="layout" svg:width="3.664cm" svg:height="0.247cm" svg:x="1.77cm" svg:y="6.432cm">
          <draw:text-box>
            <text:p text:style-name="P4"><text:span text:style-name="T10">Virtualization in Cloud Computing.</text:span></text:p>
          </draw:text-box>
        </draw:frame>
        <draw:frame draw:style-name="gr7" draw:text-style-name="P5" draw:layer="layout" svg:width="1.374cm" svg:height="0.247cm" svg:x="5.149cm" svg:y="6.432cm">
          <draw:text-box>
            <text:p text:style-name="P4"><text:span text:style-name="T10">International</text:span></text:p>
          </draw:text-box>
        </draw:frame>
        <draw:frame draw:style-name="gr7" draw:text-style-name="P5" draw:layer="layout" svg:width="0.747cm" svg:height="0.247cm" svg:x="6.405cm" svg:y="6.432cm">
          <draw:text-box>
            <text:p text:style-name="P4"><text:span text:style-name="T10">Journal</text:span></text:p>
          </draw:text-box>
        </draw:frame>
        <draw:frame draw:style-name="gr7" draw:text-style-name="P5" draw:layer="layout" svg:width="1.255cm" svg:height="0.247cm" svg:x="7.167cm" svg:y="6.432cm">
          <draw:text-box>
            <text:p text:style-name="P4"><text:span text:style-name="T10">of Electrical</text:span></text:p>
          </draw:text-box>
        </draw:frame>
        <draw:frame draw:style-name="gr7" draw:text-style-name="P5" draw:layer="layout" svg:width="2.953cm" svg:height="0.247cm" svg:x="8.355cm" svg:y="6.432cm">
          <draw:text-box>
            <text:p text:style-name="P4"><text:span text:style-name="T10">and Computer Engineering.</text:span></text:p>
          </draw:text-box>
        </draw:frame>
        <draw:frame draw:style-name="gr7" draw:text-style-name="P5" draw:layer="layout" svg:width="0.21cm" svg:height="0.247cm" svg:x="11.015cm" svg:y="6.432cm">
          <draw:text-box>
            <text:p text:style-name="P4"><text:span text:style-name="T10">7.</text:span></text:p>
          </draw:text-box>
        </draw:frame>
        <draw:frame draw:style-name="gr7" draw:text-style-name="P5" draw:layer="layout" svg:width="1.23cm" svg:height="0.247cm" svg:x="1.77cm" svg:y="6.685cm">
          <draw:text-box>
            <text:p text:style-name="P4"><text:span text:style-name="T10">1326-1336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1" svg:font-family="'Computer Modern'"/>
    <style:font-face style:name="Euler1" svg:font-family="Euler"/>
    <style:font-face style:name="Computer Modern" svg:font-family="'Computer Modern'" style:font-pitch="variable"/>
    <style:font-face style:name="DejaVu Sans1" svg:font-family="'DejaVu Sans'" style:font-pitch="variable"/>
    <style:font-face style:name="Euler" svg:font-family="Euler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8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352"/>
    <meta:generator>LibreOffice/7.0.2.2$Linux_X86_64 LibreOffice_project/00$Build-2</meta:generator>
  </office:meta>
</office:document-meta>
</file>